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8.509cm" svg:height="5.969cm" svg:x="6.588cm" svg:y="10.525cm">
          <text:p text:style-name="P1">distance_to_transmit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layer="layout" svg:width="4.206cm" svg:height="0.962cm" svg:x="8.112cm" svg:y="5.245cm">
          <draw:text-box>
            <text:p>RSSI in dBW</text:p>
          </draw:text-box>
        </draw:frame>
        <draw:line draw:style-name="gr3" draw:text-style-name="P1" draw:layer="layout" svg:x1="10.398cm" svg:y1="6.461cm" svg:x2="10.398cm" svg:y2="10.525cm">
          <text:p/>
        </draw:line>
        <draw:line draw:style-name="gr3" draw:text-style-name="P1" draw:layer="layout" svg:x1="10.525cm" svg:y1="16.494cm" svg:x2="10.525cm" svg:y2="20.939cm">
          <text:p/>
        </draw:line>
        <draw:frame draw:style-name="gr2" draw:layer="layout" svg:width="5.751cm" svg:height="0.962cm" svg:x="7.695cm" svg:y="20.993cm">
          <draw:text-box>
            <text:p>Distance in meters</text:p>
          </draw:text-box>
        </draw:frame>
        <draw:line draw:style-name="gr3" draw:text-style-name="P1" draw:layer="layout" svg:x1="4.048cm" svg:y1="13.319cm" svg:x2="6.588cm" svg:y2="13.319cm">
          <text:p/>
        </draw:line>
        <draw:frame draw:style-name="gr2" draw:layer="layout" svg:width="3.533cm" svg:height="3.806cm" svg:x="1.15cm" svg:y="11.287cm">
          <draw:text-box>
            <text:p>Constants:</text:p>
            <text:p>power_tx</text:p>
            <text:p>rx_gain</text:p>
            <text:p>tx_gain</text:p>
            <text:p>frequency</text:p>
          </draw:text-box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tch Davis</meta:initial-creator>
    <meta:creation-date>2012-03-29T22:48:25</meta:creation-date>
    <dc:date>2012-03-29T22:53:09</dc:date>
    <dc:creator>Mitch Davis</dc:creator>
    <meta:editing-duration>PT2M34S</meta:editing-duration>
    <meta:editing-cycles>1</meta:editing-cycles>
    <meta:generator>LibreOffice/3.4$Unix LibreOffice_project/340m1$Build-402</meta:generator>
    <meta:printed-by>Mitch Davis</meta:printed-by>
    <meta:print-date>2012-03-29T22:51:07</meta:print-date>
    <meta:document-statistic meta:object-count="7"/>
  </office:meta>
</office:document-meta>
</file>